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3DB4DC99F96C68C6610.png" manifest:media-type="image/png"/>
  <manifest:file-entry manifest:full-path="Pictures/1000000100000398000003DB76C0954013088C7E.png" manifest:media-type="image/png"/>
  <manifest:file-entry manifest:full-path="Pictures/1000000100000398000003DBB8832C0B370893CE.png" manifest:media-type="image/png"/>
  <manifest:file-entry manifest:full-path="Pictures/1000000100000398000003DB55E33F4031766E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a04" officeooo:paragraph-rsid="00044a04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44a04" style:font-size-asian="17.5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2">Assignment 3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Name : Yash Deepak Dhage</text:span></text:p>
      <text:p text:style-name="P1"><text:span text:style-name="T1">Roll NO : 80140</text:span></text:p>
      <text:p text:style-name="P1"><text:span text:style-name="T1">PRN_No : 230940820030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text:anchor-type="paragraph" draw:z-index="0" draw:name="Image with transparency 1" draw:style-name="gr4" draw:text-style-name="P2" svg:width="19cm" svg:height="20.383cm" svg:x="-1.351cm" svg:y="0.069cm"><draw:image xlink:href="Pictures/1000000100000398000003DB55E33F4031766E05.png" xlink:type="simple" xlink:show="embed" xlink:actuate="onLoad" draw:mime-type="image/png"><text:p/></draw:image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text:soft-page-break/><text:span text:style-name="T1"/></text:p>
      <text:p text:style-name="P1"><draw:frame text:anchor-type="paragraph" draw:z-index="1" draw:name="Image with transparency 2" draw:style-name="gr3" draw:text-style-name="P2" svg:width="19cm" svg:height="20.383cm" svg:x="-0.845cm" svg:y="0.129cm"><draw:image xlink:href="Pictures/1000000100000398000003DBB8832C0B370893CE.png" xlink:type="simple" xlink:show="embed" xlink:actuate="onLoad" draw:mime-type="image/png"><text:p/></draw:image></draw:frame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draw:frame text:anchor-type="paragraph" draw:z-index="2" draw:name="Image with transparency 3" draw:style-name="gr2" draw:text-style-name="P4" svg:width="19.388cm" svg:height="23.676cm" svg:x="-1.078cm" svg:y="0.161cm"><draw:image xlink:href="Pictures/1000000100000398000003DB76C0954013088C7E.png" xlink:type="simple" xlink:show="embed" xlink:actuate="onLoad" draw:mime-type="image/png"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/></text:p>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</draw:image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text:soft-page-break/><text:span text:style-name="T1"/></text:p>
      <text:p text:style-name="P1"><draw:frame text:anchor-type="paragraph" draw:z-index="3" draw:name="Image with transparency 4" draw:style-name="gr1" draw:text-style-name="P2" svg:width="19cm" svg:height="20.383cm" svg:x="-1.087cm" svg:y="0.579cm"><draw:image xlink:href="Pictures/1000000100000398000003DB4DC99F96C68C6610.png" xlink:type="simple" xlink:show="embed" xlink:actuate="onLoad" draw:mime-type="image/png"><text:p/></draw:image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oft-page-break/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2:21:07.878290353</meta:creation-date>
    <dc:date>2023-12-17T12:29:59.926187556</dc:date>
    <meta:editing-duration>PT8M52S</meta:editing-duration>
    <meta:editing-cycles>1</meta:editing-cycles>
    <meta:document-statistic meta:table-count="0" meta:image-count="0" meta:object-count="0" meta:page-count="6" meta:paragraph-count="11" meta:word-count="14" meta:character-count="1420" meta:non-whitespace-character-count="62"/>
    <meta:generator>LibreOffice/7.3.7.2$Linux_X86_64 LibreOffice_project/30$Build-2</meta:generator>
  </office:meta>
</office:document-meta>
</file>